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line-height="115%"/>
      <style:text-properties style:font-name="Times" fo:font-size="12.0pt" fo:color="#000000"/>
    </style:style>
    <style:style style:name="P2" style:family="paragraph" style:parent-style-name="Standard">
      <style:paragraph-properties fo:line-height="115%"/>
      <style:text-properties style:font-name="Times" fo:font-size="12.0pt" fo:color="#c9211e"/>
    </style:style>
    <style:style style:name="P3" style:family="paragraph" style:parent-style-name="Standard">
      <style:paragraph-properties fo:margin-top="0.0398in" fo:margin-bottom="0.0398in" fo:line-height="115%"/>
      <style:text-properties style:font-name="Times" fo:font-size="12.0pt" fo:color="#c9211e"/>
    </style:style>
    <style:style style:name="P4" style:family="paragraph" style:parent-style-name="Standard">
      <style:text-properties style:font-name="Times" fo:font-size="12.0pt" fo:color="#000000"/>
    </style:style>
    <style:style style:name="P5" style:family="paragraph" style:parent-style-name="Standard">
      <style:paragraph-properties fo:margin-bottom="0.1965in"/>
      <style:text-properties style:font-name="Times" fo:font-size="12.0pt" fo:color="#c9211e"/>
    </style:style>
    <style:style style:name="P6" style:family="paragraph" style:parent-style-name="Standard">
      <style:paragraph-properties fo:margin-bottom="0.1965in"/>
      <style:text-properties style:font-name="Times" fo:font-size="12.0pt" fo:color="#000000"/>
    </style:style>
    <style:style style:name="P7" style:family="paragraph" style:parent-style-name="Standard">
      <style:paragraph-properties fo:margin-bottom="0.1965in" fo:line-height="115%"/>
      <style:text-properties style:font-name="Times" fo:font-size="12.0pt" fo:color="#c9211e"/>
    </style:style>
    <style:style style:name="P8" style:family="paragraph" style:parent-style-name="Standard">
      <style:paragraph-properties fo:margin-bottom="0.1965in" fo:line-height="115%"/>
      <style:text-properties style:font-name="Times" fo:font-size="12.0pt" fo:color="#000000"/>
    </style:style>
    <style:style style:name="P9" style:family="paragraph" style:parent-style-name="Standard">
      <style:text-properties style:font-name="Times" fo:font-size="12.0pt" fo:color="#c9211e"/>
    </style:style>
    <style:style style:name="P10" style:family="paragraph" style:parent-style-name="Standard">
      <style:text-properties style:font-name="Times" fo:font-size="11.0pt" fo:color="#c9211e"/>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letter-spacing="0.0000in" fo:color="#000000"/>
    </style:style>
    <style:style style:name="T4" style:family="text">
      <style:text-properties style:text-position="sub 100%" fo:letter-spacing="0.0000in"/>
    </style:style>
    <style:style style:name="T5" style:family="text">
      <style:text-properties fo:letter-spacing="0.0000in" fo:color="#c9211e"/>
    </style:style>
    <style:style style:name="T6" style:family="text">
      <style:text-properties fo:font-size="12.0pt" fo:font-size-asian="12.0pt" fo:font-size-complex="12.0pt"/>
    </style:style>
    <style:style style:name="TableColumn1" style:family="table-column">
      <style:table-column-properties style:column-width="3.4625in" style:rel-column-width="32767*"/>
    </style:style>
  </office:automatic-styles>
  <office:body>
    <office:text>
      <text:p text:style-name="P1"><text:span text:style-name="T1">Exam Schedule: Wednesday May 1 at 9:45am in regular classroom.<text:line-break/>The exam will be administered via a BB multiple choice/answer online exam.<text:line-break/>Please bring a fully charged laptop.</text:span></text:p>
      <text:p text:style-name="P1"><text:span text:style-name="T1"/></text:p>
      <text:p text:style-name="P1"><text:span text:style-name="T1">Sample Questions:</text:span></text:p>
      <text:p text:style-name="P1"><text:span text:style-name="T2"/></text:p>
      <text:p text:style-name="P1"><text:span text:style-name="T2">What is a digital signature? What is a blind signature?</text:span></text:p>
      <text:p text:style-name="P2"><text:span text:style-name="T3"><text:tab/></text:span><text:span text:style-name="T2">A digital signature is a method of signing a document or message with someone’s private key such that anyone with that individual’s public key can verify the authenticity of the document, namely that it came from them and was untouched during transference. It is a way to prove ownership.</text:span></text:p>
      <text:p text:style-name="P2"><text:span text:style-name="T3"><text:tab/></text:span><text:span text:style-name="T2">A blind signature is similar to a digital signature, with the exception that the document or message being signed is obscured or disguised before being signed and transferred.</text:span></text:p>
      <text:p text:style-name="P1"><text:span text:style-name="T2"><text:line-break/>What is secret sharing? What is polynomial interpolation? How are they related?</text:span></text:p>
      <text:p text:style-name="P2"><text:span text:style-name="T2">Secret Sharing -- method for distributing a secret amongst a group of participants, each of whom is allocated a share of the secret.</text:span></text:p>
      <text:p text:style-name="P2"><text:span text:style-name="T2">Polynomial interpolation -- process of constructing a </text:span><text:a xlink:type="simple" xlink:href="https://en.wikipedia.org/wiki/Curve"><text:span text:style-name="T2">curve</text:span></text:a><text:span text:style-name="T2">, or mathematical function, that has the best fit to a series of data points</text:span></text:p>
      <text:p text:style-name="P2"><text:span text:style-name="T2">They are related by use in Shamir’s secret sharing scheme. <text:s/>Each participant is given a share of the secret – these shares are the series of data points which are connected on a polynomial. <text:s/>When k shares are combined, the coefficients of the polynomial can be found by interpolation</text:span></text:p>
      <text:p text:style-name="P1"><text:span text:style-name="T2"><text:line-break/>What are Bitcoin exchanges? How do they impact the security and usability of Bitcoin?</text:span></text:p>
      <text:p text:style-name="P3"><text:span text:style-name="T2">Digital market place to buy and sell crypto-currencies; susceptible to DDoS and other attacks.</text:span></text:p>
      <text:p text:style-name="P3"><text:span text:style-name="T2">Exchanges act as an intermediary between buyers and sellers of cryptocurrencies.</text:span></text:p>
      <text:p text:style-name="P3"><text:span text:style-name="T2">The value of a coin can drop drastically when a single exchange is targeted, due to the number</text:span></text:p>
      <text:p text:style-name="P3"><text:span text:style-name="T2">of participants effected.</text:span></text:p>
      <text:p text:style-name="P3"><text:span text:style-name="T2">Exchanges make it really easy to quickly buy and sell Bitcoin, increasing usability. Security</text:span></text:p>
      <text:p text:style-name="P3"><text:span text:style-name="T2">can both be improved and diminished, as the exchange will often store a users’ keys in a very</text:span></text:p>
      <text:p text:style-name="P3"><text:span text:style-name="T2">professionally-secure way, however if the exchange is targeted and breached, the keys of every</text:span></text:p>
      <text:p text:style-name="P3"><text:span text:style-name="T2">user is in jeopardy.</text:span></text:p>
      <text:p text:style-name="P1"><text:span text:style-name="T2"><text:line-break/>What is the difference between a soft fork and hard fork of Bitcoin? How do they impact the security and usability of Bitcoin?</text:span></text:p>
      <text:p text:style-name="P2"><text:span text:style-name="T2">Hard fork – When someone forks bitcoin and changes the protocol in a way such that is</text:span></text:p>
      <text:p text:style-name="P2"><text:span text:style-name="T2"><text:tab/>incompatible with clients only capable of running off of the original (old) protocol</text:span></text:p>
      <text:p text:style-name="P2"><text:span text:style-name="T2">Soft fork – A fork of a chain such that the difference is either compatible with clients running</text:span></text:p>
      <text:p text:style-name="P2"><text:span text:style-name="T2"><text:tab/>the old protocol, or there is no protocol change whatsoever, the only difference being</text:span></text:p>
      <text:p text:style-name="P2"><text:span text:style-name="T2"><text:tab/>the agreed history of the chain</text:span></text:p>
      <text:p text:style-name="P1"><text:span text:style-name="T2"/></text:p>
      <text:p text:style-name="P1"><text:span text:style-name="T2">What are Bitcoin Mining pools? How do they impact the security and usability of Bitcoin?</text:span></text:p>
      <text:p text:style-name="P2"><text:span text:style-name="T3"><text:tab/></text:span><text:span text:style-name="T2">A Bitcoin mining pool is a group of cooperating miners that, when one of the miners successfully</text:span></text:p>
      <text:p text:style-name="P2"><text:span text:style-name="T2"><text:tab/>solves the puzzle, shares the rewards with the rest of the pool.</text:span></text:p>
      <text:p text:style-name="P1"><text:span text:style-name="T2"><text:line-break/>What is meant by decentralization and deanonymization? How do bitcoin mining pools and bitcoin exchanges play a role in each of these?</text:span></text:p>
      <text:p text:style-name="P2"><text:span text:style-name="T2">Decentralization – disperse data/authority amongst many nodes</text:span></text:p>
      <text:p text:style-name="P2"><text:span text:style-name="T2">Deanonymization – cross reference anonymous data with other data to identify</text:span></text:p>
      <text:p text:style-name="P1"><text:span text:style-name="T2"><text:line-break/>What information on the Blockchain may suggest that two bitcoin addresses A and B may be controlled by the same user/entity?</text:span></text:p>
      <text:p text:style-name="P1"><text:span text:style-name="T2"><text:line-break/>What is a zero-knowledge proof?</text:span></text:p>
      <text:p text:style-name="P2"><text:span text:style-name="T3"><text:tab/></text:span><text:span text:style-name="T2">Zero-knowledge proofs are where the verifier can prove that some entity has access to some information without said entity actually revealing the information. In other words, the verifier can determine that an entity has information x with zero-knowledge of the information x. This is nice because it is clearly trivial to determine if they know x by just having it revealed, but more significant by keeping x secret/hidden.</text:span></text:p>
      <text:p text:style-name="P1"><text:span text:style-name="T2"><text:line-break/>What are some examples of ASIC resistant mining designs? What advantages do they support? </text:span></text:p>
      <text:p text:style-name="P2"><text:span text:style-name="T3"><text:tab/></text:span><text:span text:style-name="T2">Many memory-hard PoWs are said to be ASIC-resistant, such as Cuckoo cycle. What makes a PoW or puzzle ASIC-resistant is that it is not easily parallelizable without taking a major hit in the cost of time. This is to wipe out any gains that highly-parallel ASICS would get.</text:span></text:p>
      <text:p text:style-name="P1"><text:span text:style-name="T2"><text:line-break/>What are examples of memory-hard puzzles?</text:span></text:p>
      <text:p text:style-name="P2"><text:span text:style-name="T3"><text:tab/></text:span><text:span text:style-name="T2">Scrypt and Cuckoo Cycle are both memory-hard PoWs.</text:span></text:p>
      <text:p text:style-name="P1"><text:span text:style-name="T2"><text:line-break/>What are some examples of virtual mining? What advantages do they support?</text:span></text:p>
      <text:p text:style-name="P1"><text:span text:style-name="T2"><text:line-break/>What is a cryptographic randomness beacon? What is the NIST beacon? Why can a blockchain be used to create one?</text:span></text:p>
      <text:p text:style-name="P2"><text:span text:style-name="T2">A service that provides a public source of randomness. <text:s/>Unpredictable</text:span></text:p>
      <text:p text:style-name="P1"><text:span text:style-name="T2"/></text:p>
      <text:p text:style-name="P1"><text:span text:style-name="T2"><text:line-break/>What is a Merkle Tree and how is it used in Bitcoin?</text:span></text:p>
      <text:p text:style-name="P2"><text:span text:style-name="T2">A tree with nodes combined using a hash of the child hashes</text:span></text:p>
      <text:p text:style-name="P2"><text:span text:style-name="T2">Allows us to determine if a change has been made to any transaction in a block</text:span></text:p>
      <text:p text:style-name="P1"><text:span text:style-name="T2"><text:line-break/>Suppose that N balls are thrown at random into N bins. What can you expect to happen? </text:span></text:p>
      <text:p text:style-name="P2"><text:span text:style-name="T3"><text:tab/></text:span><text:span text:style-name="T2">I expect the balls to not distribute perfectly uniformly amongst the bins, and therefore at least one bin will have at least 2 balls, and at least one bin will have 0 balls.</text:span></text:p>
      <text:p text:style-name="P1"><text:span text:style-name="T2"/></text:p>
      <text:p text:style-name="P1"><text:span text:style-name="T2">What is likely to be the outcome with high probability?</text:span></text:p>
      <text:p text:style-name="P1"><text:span text:style-name="T2"/></text:p>
      <text:p text:style-name="P4"><text:span text:style-name="T2">What is Consistent Hashing and what problem was it designed to solve? Explain how operations on a distributed dictionary are implemented using consistent hashing?</text:span></text:p>
      <text:p text:style-name="P5"><text:span text:style-name="T2">Solves overload hot spot problem (load balancing) -- A caching protocol for distributed networks that can be used to decrease or eliminate the occurrences of “hot spots” – large number of connection requests to a single server</text:span></text:p>
      <text:p text:style-name="P6"><text:span text:style-name="T2"><text:line-break/>How does Consistent Hashing achieve load balancing?</text:span></text:p>
      <text:p text:style-name="P5"><text:span text:style-name="T2">Key and node IDs map to the same space by the keys being stored at the successor node – each node has a relatively equal number of keys – any changes in number of nodes requires only a fraction of keys to be moved</text:span></text:p>
      <text:p text:style-name="P1"><text:span text:style-name="T2"><text:line-break/>What is a Hypercube? How does Consistent Hashing relate to overlay network structure of hypercubes?</text:span></text:p>
      <text:p text:style-name="P2"><text:span text:style-name="T2">D-deminsional network with N nodes where N is the number of corners in the hypercube (each node is a corner). <text:s/>Neighbor selection is more effective than route selection, each neighbor in a hypercube is only distance 1 away.</text:span></text:p>
      <text:p text:style-name="P1"><text:span text:style-name="T2"><text:line-break/>What is a tight bound on the length of a shortest path in a hypercube? Give a pair of nodes that matches this bound.</text:span></text:p>
      <text:p text:style-name="P7"><text:span text:style-name="T2">α(l</text:span><text:span text:style-name="T4">i</text:span><text:span text:style-name="T2">−1) </text:span></text:p>
      <text:p text:style-name="P8"><text:span text:style-name="T2"><text:line-break/>Describe all the shortest paths between two nodes labeled x and y in a hypercube?</text:span></text:p>
      <text:p text:style-name="P1"><text:span text:style-name="T2"><text:line-break/>What is greedy routing in a hypercube overlay network? What is meant by randomized greedy routing on hypercube and what advantage does it have?</text:span></text:p>
      <text:p text:style-name="P1"><text:span text:style-name="T2"/></text:p>
      <text:p text:style-name="P1"><text:span text:style-name="T2"/></text:p>
      <text:p text:style-name="P1"><text:span text:style-name="T2"><text:line-break/>What is the Maximum Flow problem? Is it NP-complete?</text:span></text:p>
      <text:p text:style-name="P2"><text:span text:style-name="T2">Finding the largest possible flow from source to sink in a network, NP-complete</text:span></text:p>
      <text:p text:style-name="P1"><text:span text:style-name="T2"><text:line-break/>Which of the following problems are NP-complete?<text:line-break/></text:span><text:span text:style-name="T5">Vertex cover</text:span><text:span text:style-name="T2">, </text:span><text:span text:style-name="T5">Set cover</text:span><text:span text:style-name="T2">, </text:span><text:span text:style-name="T5">Edge Disjoint paths</text:span><text:span text:style-name="T2">, Linear Programming, </text:span><text:span text:style-name="T5">Integer Linear Programming</text:span></text:p>
      <text:p text:style-name="P1"><text:span text:style-name="T2"><text:line-break/>Explain what is meant by rounding a linear programming solution to an optimization problem? What is its purpose?</text:span></text:p>
      <text:p text:style-name="P2"><text:span text:style-name="T2">Reduce NP-complete problems and hopefully solve them optimally</text:span></text:p>
      <text:p text:style-name="P1"><text:span text:style-name="T2"><text:line-break/>Explain the difference between deterministic and randomized rounding?</text:span></text:p>
      <text:p text:style-name="P9">Way to Analyze algorithms</text:p>
      <text:p text:style-name="P10"><text:span text:style-name="T6">Deterministic – keep conditionally prob of failure &lt; 1; </text:span>a deterministic rounding scheme which gives us an F-approximation to the solution, where F is the maximum frequency of an element </text:p>
      <text:p text:style-name="P9">Random – if a fraction, randomly choose 1 or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